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2"><text:s text:c="5"/></text:p>
            <text:p text:style-name="P12"><text:s text:c="5"/></text:p>
            <text:p text:style-name="P12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5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s_tot(line.price_subtotal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18T09:32:53</dc:date>
    <meta:editing-duration>PT15H27M4S</meta:editing-duration>
    <meta:editing-cycles>31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0" meta:word-count="165" meta:character-count="1949" meta:non-whitespace-character-count="1665"/>
  </office:meta>
</office:document-meta>
</file>